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Times" svg:font-family="Times" style:font-family-generic="roman" style:font-pitch="variable"/>
  </office:font-face-decls>
  <office:automatic-styles>
    <style:style style:name="Таблица1" style:family="table">
      <style:table-properties style:width="17.046cm" fo:margin-left="0cm" fo:margin-right="-0.048cm" table:align="margins"/>
    </style:style>
    <style:style style:name="Таблица1.A" style:family="table-column">
      <style:table-column-properties style:column-width="9.583cm" style:rel-column-width="36841*"/>
    </style:style>
    <style:style style:name="Таблица1.B" style:family="table-column">
      <style:table-column-properties style:column-width="4.464cm" style:rel-column-width="17165*"/>
    </style:style>
    <style:style style:name="Таблица1.C" style:family="table-column">
      <style:table-column-properties style:column-width="2.999cm" style:rel-column-width="11529*"/>
    </style:style>
    <style:style style:name="Таблица1.A1" style:family="table-cell">
      <style:table-cell-properties fo:padding="0.097cm" fo:border="none"/>
    </style:style>
    <style:style style:name="Таблица1.C1" style:family="table-cell">
      <style:table-cell-properties fo:padding="0.097cm" fo:border="0.002cm solid #000000"/>
    </style:style>
    <style:style style:name="Таблица1.B2.1" style:family="table-column">
      <style:table-column-properties style:column-width="4.464cm" style:rel-column-width="17166*"/>
    </style:style>
    <style:style style:name="Таблица1.B2.2" style:family="table-column">
      <style:table-column-properties style:column-width="2.999cm" style:rel-column-width="11528*"/>
    </style:style>
    <style:style style:name="Таблица1.B2.2.1" style:family="table-cell" style:data-style-name="N0">
      <style:table-cell-properties style:vertical-align="bottom" fo:padding="0.097cm" fo:border="0.035cm solid #000000"/>
    </style:style>
    <style:style style:name="Таблица1.B2.2.2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1.22cm" style:rel-column-width="43255*"/>
    </style:style>
    <style:style style:name="Таблица2.B" style:family="table-column">
      <style:table-column-properties style:column-width="2.842cm" style:rel-column-width="10954*"/>
    </style:style>
    <style:style style:name="Таблица2.C" style:family="table-column">
      <style:table-column-properties style:column-width="2.939cm" style:rel-column-width="11326*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style:vertical-align="bottom" fo:padding="0.097cm" fo:border="none"/>
    </style:style>
    <style:style style:name="Таблица2.B2" style:family="table-cell">
      <style:table-cell-properties fo:padding="0.097cm" fo:border-left="0.035cm solid #000000" fo:border-right="none" fo:border-top="0.035cm solid #000000" fo:border-bottom="0.035cm solid #000000"/>
    </style:style>
    <style:style style:name="Таблица2.C2" style:family="table-cell">
      <style:table-cell-properties fo:padding="0.097cm" fo:border="0.035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0.758cm" style:rel-column-width="2925*"/>
    </style:style>
    <style:style style:name="Таблица3.B" style:family="table-column">
      <style:table-column-properties style:column-width="2.947cm" style:rel-column-width="11366*"/>
    </style:style>
    <style:style style:name="Таблица3.C" style:family="table-column">
      <style:table-column-properties style:column-width="2.642cm" style:rel-column-width="10190*"/>
    </style:style>
    <style:style style:name="Таблица3.D" style:family="table-column">
      <style:table-column-properties style:column-width="2.646cm" style:rel-column-width="10203*"/>
    </style:style>
    <style:style style:name="Таблица3.E" style:family="table-column">
      <style:table-column-properties style:column-width="2.21cm" style:rel-column-width="8523*"/>
    </style:style>
    <style:style style:name="Таблица3.F" style:family="table-column">
      <style:table-column-properties style:column-width="2.815cm" style:rel-column-width="10856*"/>
    </style:style>
    <style:style style:name="Таблица3.G" style:family="table-column">
      <style:table-column-properties style:column-width="2.231cm" style:rel-column-width="8605*"/>
    </style:style>
    <style:style style:name="Таблица3.H" style:family="table-column">
      <style:table-column-properties style:column-width="0.744cm" style:rel-column-width="2867*"/>
    </style:style>
    <style:style style:name="Таблица3.A1.1" style:family="table-column">
      <style:table-column-properties style:column-width="0.758cm" style:rel-column-width="2924*"/>
    </style:style>
    <style:style style:name="Таблица3.A1.3" style:family="table-column">
      <style:table-column-properties style:column-width="2.642cm" style:rel-column-width="10189*"/>
    </style:style>
    <style:style style:name="Таблица3.A1.4" style:family="table-column">
      <style:table-column-properties style:column-width="2.648cm" style:rel-column-width="10205*"/>
    </style:style>
    <style:style style:name="Таблица3.A1.1.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A1.1.2" style:family="table-cell">
      <style:table-cell-properties fo:padding="0.097cm" fo:border-left="0.002cm solid #000000" fo:border-right="none" fo:border-top="none" fo:border-bottom="0.002cm solid #000000"/>
    </style:style>
    <style:style style:name="Таблица3.H1" style:family="table-cell">
      <style:table-cell-properties fo:padding="0.097cm" fo:border="0.002cm solid #000000"/>
    </style:style>
    <style:style style:name="Таблица3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>
        <style:tab-stops>
          <style:tab-stop style:position="8.751cm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>
        <style:tab-stops>
          <style:tab-stop style:position="8.731cm"/>
        </style:tab-stops>
      </style:paragraph-properties>
      <style:text-properties fo:font-size="9pt" style:font-size-asian="9pt" style:font-size-complex="9pt"/>
    </style:style>
    <style:style style:name="P3" style:family="paragraph" style:parent-style-name="Table_20_Heading">
      <style:text-properties fo:font-size="10pt"/>
    </style:style>
    <style:style style:name="P4" style:family="paragraph" style:parent-style-name="Table_20_Heading">
      <style:text-properties fo:font-size="10pt" fo:font-style="normal" fo:font-weight="normal"/>
    </style:style>
    <style:style style:name="P5" style:family="paragraph" style:parent-style-name="Table_20_Contents">
      <style:paragraph-properties fo:margin-top="0cm" fo:margin-bottom="0cm" style:line-height-at-least="0cm" fo:text-align="center" style:justify-single-word="false"/>
      <style:text-properties fo:font-size="10pt" style:text-underline-style="solid" style:text-underline-width="auto" style:text-underline-color="font-color"/>
    </style:style>
    <style:style style:name="P6" style:family="paragraph" style:parent-style-name="Table_20_Contents">
      <style:paragraph-properties fo:margin-top="0cm" fo:margin-bottom="0cm" style:line-height-at-least="0cm" fo:text-align="center" style:justify-single-word="false">
        <style:tab-stops/>
      </style:paragraph-properties>
      <style:text-properties fo:font-size="8pt" style:font-size-asian="8pt" style:font-size-complex="8pt"/>
    </style:style>
    <style:style style:name="P7" style:family="paragraph" style:parent-style-name="Table_20_Contents">
      <style:paragraph-properties fo:margin-top="0cm" fo:margin-bottom="0cm" style:line-height-at-least="0cm" fo:text-align="center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fo:font-size="10pt"/>
    </style:style>
    <style:style style:name="P9" style:family="paragraph" style:parent-style-name="Table_20_Contents">
      <style:paragraph-properties fo:text-align="center" style:justify-single-word="false"/>
      <style:text-properties fo:font-size="10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Table_20_Heading">
      <style:text-properties fo:font-size="8pt" fo:font-style="normal" fo:font-weight="normal"/>
    </style:style>
    <style:style style:name="P12" style:family="paragraph" style:parent-style-name="Table_20_Contents">
      <style:paragraph-properties fo:text-align="center" style:justify-single-word="false"/>
      <style:text-properties fo:font-size="10pt" fo:font-style="normal" fo:font-weight="normal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 style:master-page-name="">
      <style:paragraph-properties style:line-height-at-least="0cm">
        <style:tab-stops>
          <style:tab-stop style:position="3.006cm"/>
          <style:tab-stop style:position="16.499cm"/>
        </style:tab-stops>
      </style:paragraph-properties>
    </style:style>
    <style:style style:name="P15" style:family="paragraph" style:parent-style-name="Standard">
      <style:paragraph-properties style:line-height-at-least="0cm" fo:text-align="center" style:justify-single-word="false"/>
      <style:text-properties fo:font-size="9pt" style:font-size-asian="9pt" style:font-size-complex="9pt"/>
    </style:style>
    <style:style style:name="P16" style:family="paragraph" style:parent-style-name="Standard">
      <style:paragraph-properties fo:line-height="150%">
        <style:tab-stops>
          <style:tab-stop style:position="3.006cm"/>
          <style:tab-stop style:position="16.48cm"/>
        </style:tab-stops>
      </style:paragraph-properties>
    </style:style>
    <style:style style:name="P17" style:family="paragraph" style:parent-style-name="Standard">
      <style:paragraph-properties style:line-height-at-least="0cm">
        <style:tab-stops>
          <style:tab-stop style:position="3.023cm"/>
          <style:tab-stop style:position="16.48cm"/>
        </style:tab-stops>
      </style:paragraph-properties>
    </style:style>
    <style:style style:name="P18" style:family="paragraph" style:parent-style-name="Standard">
      <style:paragraph-properties style:line-height-at-least="0cm" fo:text-align="center" style:justify-single-word="false">
        <style:tab-stops>
          <style:tab-stop style:position="3.023cm"/>
          <style:tab-stop style:position="16.48cm" style:leader-style="solid" style:leader-text="_"/>
        </style:tab-stops>
      </style:paragraph-properties>
      <style:text-properties fo:font-size="9pt" style:font-size-asian="9pt" style:font-size-complex="9pt"/>
    </style:style>
    <style:style style:name="P19" style:family="paragraph" style:parent-style-name="Standard">
      <style:paragraph-properties fo:line-height="150%">
        <style:tab-stops>
          <style:tab-stop style:position="2.986cm"/>
          <style:tab-stop style:position="16.499cm"/>
        </style:tab-stops>
      </style:paragraph-properties>
    </style:style>
    <style:style style:name="P20" style:family="paragraph" style:parent-style-name="Standard">
      <style:paragraph-properties>
        <style:tab-stops>
          <style:tab-stop style:position="2.986cm"/>
          <style:tab-stop style:position="6.558cm"/>
          <style:tab-stop style:position="6.936cm"/>
          <style:tab-stop style:position="11.037cm"/>
        </style:tab-stops>
      </style:paragraph-properties>
    </style:style>
    <style:style style:name="P21" style:family="paragraph" style:parent-style-name="Standard">
      <style:paragraph-properties>
        <style:tab-stops>
          <style:tab-stop style:position="3.704cm"/>
          <style:tab-stop style:position="7.938cm"/>
          <style:tab-stop style:position="11.414cm"/>
        </style:tab-stops>
      </style:paragraph-properties>
    </style:style>
    <style:style style:name="P22" style:family="paragraph" style:parent-style-name="Standard">
      <style:paragraph-properties>
        <style:tab-stops>
          <style:tab-stop style:position="9.959cm" style:leader-style="solid" style:leader-text="_"/>
        </style:tab-stops>
      </style:paragraph-properties>
    </style:style>
    <style:style style:name="P23" style:family="paragraph" style:parent-style-name="Standard">
      <style:paragraph-properties>
        <style:tab-stops>
          <style:tab-stop style:position="6.066cm"/>
          <style:tab-stop style:position="10.319cm"/>
        </style:tab-stops>
      </style:paragraph-properties>
    </style:style>
    <style:style style:name="P24" style:family="paragraph" style:parent-style-name="Standard">
      <style:paragraph-properties fo:text-align="center" style:justify-single-word="false">
        <style:tab-stops>
          <style:tab-stop style:position="2.986cm"/>
          <style:tab-stop style:position="16.725cm"/>
        </style:tab-stops>
      </style:paragraph-properties>
      <style:text-properties fo:font-size="9pt" style:font-size-asian="9pt" style:font-size-complex="9pt"/>
    </style:style>
    <style:style style:name="P25" style:family="paragraph" style:parent-style-name="Standard">
      <style:paragraph-properties fo:line-height="150%">
        <style:tab-stops>
          <style:tab-stop style:position="1.21cm"/>
          <style:tab-stop style:position="5.08cm" style:leader-style="solid" style:leader-text="_"/>
          <style:tab-stop style:position="5.292cm"/>
          <style:tab-stop style:position="9.052cm"/>
          <style:tab-stop style:position="10.772cm"/>
          <style:tab-stop style:position="16.499cm" style:leader-style="solid" style:leader-text="_"/>
        </style:tab-stops>
      </style:paragraph-properties>
      <style:text-properties fo:font-size="12pt" style:font-size-asian="12pt" style:font-size-complex="12pt"/>
    </style:style>
    <style:style style:name="P26" style:family="paragraph" style:parent-style-name="Standard">
      <style:paragraph-properties style:line-height-at-least="0cm">
        <style:tab-stops>
          <style:tab-stop style:position="16.725cm"/>
        </style:tab-stops>
      </style:paragraph-properties>
    </style:style>
    <style:style style:name="P27" style:family="paragraph" style:parent-style-name="Standard">
      <style:paragraph-properties style:line-height-at-least="0cm" fo:text-align="center" style:justify-single-word="false">
        <style:tab-stops>
          <style:tab-stop style:position="16.745cm" style:leader-style="solid" style:leader-text="_"/>
        </style:tab-stops>
      </style:paragraph-properties>
      <style:text-properties fo:font-size="9pt" style:font-size-asian="9pt" style:font-size-complex="9pt"/>
    </style:style>
    <style:style style:name="P28" style:family="paragraph" style:parent-style-name="Standard">
      <style:paragraph-properties>
        <style:tab-stops>
          <style:tab-stop style:position="16.745cm"/>
        </style:tab-stops>
      </style:paragraph-properties>
      <style:text-properties fo:font-size="9pt" style:font-size-asian="9pt" style:font-size-complex="9pt"/>
    </style:style>
    <style:style style:name="P29" style:family="paragraph" style:parent-style-name="Standard">
      <style:paragraph-properties>
        <style:tab-stops>
          <style:tab-stop style:position="6.426cm"/>
          <style:tab-stop style:position="10.319cm"/>
        </style:tab-stops>
      </style:paragraph-properties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Форма № КО-2</text:span></text:p>
      <text:p text:style-name="P2"><text:tab/>Утверждена Постановлением Госкомстата</text:p>
      <text:p text:style-name="P2"><text:s/>России от 18.08.98 N 88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3"/>
            </table:table-cell>
            <table:table-cell table:style-name="Таблица1.A1" office:value-type="string">
              <text:p text:style-name="P3"/>
            </table:table-cell>
            <table:table-cell table:style-name="Таблица1.C1" office:value-type="string">
              <text:p text:style-name="P4">Коды</text:p>
            </table:table-cell>
          </table:table-row>
        </table:table-header-rows>
        <table:table-row>
          <table:table-cell table:style-name="Таблица1.A1" office:value-type="string">
            <text:p text:style-name="P5">&lt;:Организация.Название:&gt;</text:p>
            <text:p text:style-name="P6">организация</text:p>
            <text:p text:style-name="P7"/>
          </table:table-cell>
          <table:table-cell table:number-columns-spanned="2">
            <table:table table:is-sub-table="true">
              <table:table-column table:style-name="Таблица1.B2.1"/>
              <table:table-column table:style-name="Таблица1.B2.2"/>
              <table:table-row>
                <table:table-cell table:style-name="Таблица1.A1" office:value-type="string">
                  <text:p text:style-name="P8">Форма по ОКУД</text:p>
                </table:table-cell>
                <table:table-cell table:style-name="Таблица1.B2.2.1" office:value-type="float" office:value="310002">
                  <text:p text:style-name="P9">310002</text:p>
                </table:table-cell>
              </table:table-row>
              <table:table-row>
                <table:table-cell table:style-name="Таблица1.A1" office:value-type="string">
                  <text:p text:style-name="P8">по ОКПО</text:p>
                </table:table-cell>
                <table:table-cell table:style-name="Таблица1.B2.2.2" office:value-type="string">
                  <text:p text:style-name="P10">&lt;:Организация.ОКПО:&gt;</text:p>
                </table:table-cell>
              </table:table-row>
            </table:table>
          </table:table-cell>
          <table:covered-table-cell/>
        </table:table-row>
      </table:table>
      <text:p text:style-name="Standard"><text:tab/><text:tab/><text:tab/><text:tab/><text:tab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>
            <table:table-cell table:style-name="Таблица2.A1" office:value-type="string">
              <text:p text:style-name="P3"/>
            </table:table-cell>
            <table:table-cell table:style-name="Таблица2.B1" office:value-type="string">
              <text:p text:style-name="P11">Номер документа</text:p>
            </table:table-cell>
            <table:table-cell table:style-name="Таблица2.C1" office:value-type="string">
              <text:p text:style-name="P11">Дата составления</text:p>
            </table:table-cell>
          </table:table-row>
        </table:table-header-rows>
        <table:table-row>
          <table:table-cell table:style-name="Таблица2.A2" office:value-type="string">
            <text:p text:style-name="P9">РАСХОДНЫЙ КАССОВЫЙ ОРДЕР</text:p>
          </table:table-cell>
          <table:table-cell table:style-name="Таблица2.B2" office:value-type="string">
            <text:p text:style-name="P9">&lt;:Документ.Номер:&gt;</text:p>
          </table:table-cell>
          <table:table-cell table:style-name="Таблица2.C2" office:value-type="string">
            <text:p text:style-name="P9">&lt;:Документ.Дата:&gt;</text:p>
          </table:table-cell>
        </table:table-row>
      </table:table>
      <text:p text:style-name="Standard"><text:tab/><text:tab/><text:tab/><text:tab/><text:tab/><text:tab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header-rows>
          <table:table-row>
            <table:table-cell table:number-columns-spanned="4">
              <table:table table:is-sub-table="true">
                <table:table-column table:style-name="Таблица3.A1.1"/>
                <table:table-column table:style-name="Таблица3.B"/>
                <table:table-column table:style-name="Таблица3.A1.3"/>
                <table:table-column table:style-name="Таблица3.A1.4"/>
                <table:table-row>
                  <table:table-cell table:style-name="Таблица3.A1.1.1" table:number-columns-spanned="4" office:value-type="string">
                    <text:p text:style-name="P12">Дебет</text:p>
                  </table:table-cell>
                  <table:covered-table-cell/>
                  <table:covered-table-cell/>
                  <table:covered-table-cell/>
                </table:table-row>
                <table:table-row>
                  <table:table-cell table:style-name="Таблица3.A1.1.2" office:value-type="string">
                    <text:p text:style-name="P9"/>
                  </table:table-cell>
                  <table:table-cell table:style-name="Таблица3.A1.1.2" office:value-type="string">
                    <text:p text:style-name="P9">код структурного подразделения</text:p>
                  </table:table-cell>
                  <table:table-cell table:style-name="Таблица3.A1.1.2" office:value-type="string">
                    <text:p text:style-name="P9">кор. сч, субсчет</text:p>
                  </table:table-cell>
                  <table:table-cell table:style-name="Таблица3.A1.1.2" office:value-type="string">
                    <text:p text:style-name="P9">код аналитического учета</text:p>
                  </table:table-cell>
                </table:table-row>
              </table:table>
            </table:table-cell>
            <table:covered-table-cell/>
            <table:covered-table-cell/>
            <table:covered-table-cell/>
            <table:table-cell table:style-name="Таблица3.A1.1.1" office:value-type="string">
              <text:p text:style-name="P4">Кредит</text:p>
            </table:table-cell>
            <table:table-cell table:style-name="Таблица3.A1.1.1" office:value-type="string">
              <text:p text:style-name="P4">Сумма</text:p>
            </table:table-cell>
            <table:table-cell table:style-name="Таблица3.A1.1.1" office:value-type="string">
              <text:p text:style-name="P4">Код целевого назначения</text:p>
            </table:table-cell>
            <table:table-cell table:style-name="Таблица3.H1" office:value-type="string">
              <text:p text:style-name="P4"/>
            </table:table-cell>
          </table:table-row>
        </table:table-header-rows>
        <table:table-row>
          <table:table-cell table:style-name="Таблица3.A1.1.2" office:value-type="string">
            <text:p text:style-name="P13"/>
          </table:table-cell>
          <table:table-cell table:style-name="Таблица3.A1.1.2" office:value-type="string">
            <text:p text:style-name="P9"/>
          </table:table-cell>
          <table:table-cell table:style-name="Таблица3.A1.1.2" office:value-type="string">
            <text:p text:style-name="P9"/>
          </table:table-cell>
          <table:table-cell table:style-name="Таблица3.A1.1.2" office:value-type="string">
            <text:p text:style-name="P9"/>
          </table:table-cell>
          <table:table-cell table:style-name="Таблица3.A1.1.2" office:value-type="string">
            <text:p text:style-name="P9"/>
          </table:table-cell>
          <table:table-cell table:style-name="Таблица3.A1.1.2" office:value-type="string">
            <text:p text:style-name="P9">&lt;:Документ.Сумма:&gt;</text:p>
          </table:table-cell>
          <table:table-cell table:style-name="Таблица3.A1.1.2" office:value-type="string">
            <text:p text:style-name="P9"/>
          </table:table-cell>
          <table:table-cell table:style-name="Таблица3.H2" office:value-type="string">
            <text:p text:style-name="P9"/>
          </table:table-cell>
        </table:table-row>
      </table:table>
      <text:p text:style-name="Standard"><text:tab/><text:tab/></text:p>
      <text:p text:style-name="P14">Выдать <text:tab/><text:span text:style-name="T2">&lt;:Документ.Выдать:&gt;<text:tab/></text:span></text:p>
      <text:p text:style-name="P15">фамилия, имя, отчество</text:p>
      <text:p text:style-name="P16">Основание<text:tab/><text:span text:style-name="T2">&lt;:Документ.Основание:&gt;<text:tab/></text:span></text:p>
      <text:p text:style-name="P17">Сумма<text:tab/><text:span text:style-name="T2">&lt;:Документ.Сумма прописью:&gt;<text:tab/></text:span></text:p>
      <text:p text:style-name="P18">прописью</text:p>
      <text:p text:style-name="P19">Приложение<text:tab/><text:span text:style-name="T2">&lt;:Документ.Приложение:&gt;<text:tab/></text:span></text:p>
      <text:p text:style-name="P20">Руководитель <text:s text:c="2"/><text:tab/><text:span text:style-name="T2">&lt;:Должность:&gt;<text:tab/></text:span> <text:tab/><text:span text:style-name="T2"><text:tab/></text:span><text:span text:style-name="T3"><text:tab/></text:span><text:span text:style-name="T2">&lt;:Организация.Руководитель:&gt;</text:span></text:p>
      <text:p text:style-name="P21"><text:tab/>д<text:span text:style-name="T1">олжность</text:span><text:tab/><text:span text:style-name="T1">подпись</text:span><text:tab/><text:span text:style-name="T1">расшифровка подписи</text:span></text:p>
      <text:p text:style-name="P22">Главный бухгалтер <text:s/><text:tab/> <text:span text:style-name="T2">&lt;:Организация.Главный бухгалтер:&gt;</text:span></text:p>
      <text:p text:style-name="P23"><text:tab/><text:span text:style-name="T1">подпись</text:span><text:tab/><text:span text:style-name="T1">расшифровка подписи</text:span></text:p>
      <text:p text:style-name="P14">Получил<text:tab/><text:span text:style-name="T2">&lt;:Документ.Сумма прописью:&gt;<text:tab/></text:span></text:p>
      <text:p text:style-name="P24">сумма прописью</text:p>
      <text:p text:style-name="P25">“____” <text:tab/><text:tab/>2007 г. <text:tab/>Подпись<text:tab/><text:tab/></text:p>
      <text:p text:style-name="P26">По <text:s text:c="2"/><text:span text:style-name="T2">&lt;:Документ.По:&gt;<text:tab/></text:span></text:p>
      <text:p text:style-name="P27">наименование, номер, дата и место выдачи документа, удостоверяющего личность получателя</text:p>
      <text:p text:style-name="P28"/>
      <text:p text:style-name="P22">Выдал кассир <text:s/><text:tab/> <text:span text:style-name="T2">&lt;:Организация.Кассир:&gt;</text:span></text:p>
      <text:p text:style-name="P29"><text:tab/><text:span text:style-name="T1">подпись</text:span><text:tab/><text:span text:style-name="T1">расшифровка подписи</text:span><text:tab/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Times" svg:font-family="Times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ru" fo:country="RU" style:font-name-asian="Nimbus Sans L" style:font-size-asian="12pt" style:language-asian="ru" style:country-asian="RU" style:font-name-complex="Nimbus Sans L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5-09-26T10:44:43</meta:creation-date>
    <dc:creator>Andrey Paskal</dc:creator>
    <dc:date>2007-03-05T11:55:15</dc:date>
    <dc:language>ru-RU</dc:language>
    <meta:editing-cycles>13</meta:editing-cycles>
    <meta:editing-duration>PT2H10M2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43" meta:word-count="99" meta:character-count="985"/>
  </office:meta>
</office:document-meta>
</file>